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efd4" officeooo:paragraph-rsid="0015efd4" style:font-size-asian="17.5pt" style:font-size-complex="20pt"/>
    </style:style>
    <style:style style:name="P2" style:family="paragraph" style:parent-style-name="Standard">
      <style:text-properties fo:font-size="20pt" officeooo:rsid="0016ad98" officeooo:paragraph-rsid="0016ad98" style:font-size-asian="17.5pt" style:font-size-complex="20pt"/>
    </style:style>
    <style:style style:name="P3" style:family="paragraph" style:parent-style-name="Standard">
      <style:text-properties fo:font-size="20pt" officeooo:rsid="0017de7e" officeooo:paragraph-rsid="0017de7e" style:font-size-asian="17.5pt" style:font-size-complex="20pt"/>
    </style:style>
    <style:style style:name="P4" style:family="paragraph" style:parent-style-name="Standard">
      <style:text-properties fo:font-size="20pt" officeooo:rsid="0017fe2f" officeooo:paragraph-rsid="0017fe2f" style:font-size-asian="17.5pt" style:font-size-complex="20pt"/>
    </style:style>
    <style:style style:name="P5" style:family="paragraph" style:parent-style-name="Standard">
      <style:text-properties fo:font-size="18pt" officeooo:rsid="00173d67" officeooo:paragraph-rsid="00173d67" style:font-size-asian="18pt" style:font-size-complex="18pt"/>
    </style:style>
    <style:style style:name="P6" style:family="paragraph" style:parent-style-name="Standard">
      <style:text-properties fo:font-size="16pt" officeooo:rsid="00181ec2" officeooo:paragraph-rsid="00181ec2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a;</text:p>
      <text:p text:style-name="P1"><text:tab/> <text:s text:c="3"/>printf("Enter any Number");</text:p>
      <text:p text:style-name="P1"><text:tab/> <text:s text:c="3"/>scanf("%d",&amp;a);</text:p>
      <text:p text:style-name="P1"><text:tab/> <text:s text:c="3"/>printf( a&gt;0 ? "Positive\n" : "Non Positive\n");</text:p>
      <text:p text:style-name="P1"><text:tab/>}</text:p>
      <text:p text:style-name="P1">2.<text:tab/>#include&lt;stdio.h&gt;</text:p>
      <text:p text:style-name="P1"><text:tab/>int main()</text:p>
      <text:p text:style-name="P1"><text:tab/>{</text:p>
      <text:p text:style-name="P1"><text:tab/> <text:s text:c="3"/>int a;</text:p>
      <text:p text:style-name="P1"><text:tab/> <text:s text:c="3"/>printf("Enter any Number :-");</text:p>
      <text:p text:style-name="P1"><text:tab/> <text:s text:c="3"/>scanf("%d",&amp;a);</text:p>
      <text:p text:style-name="P1"><text:tab/> <text:s text:c="3"/>if(a%5==0)</text:p>
      <text:p text:style-name="P1"><text:tab/> <text:s text:c="7"/>printf("The Number %d is divisible by 5\n",a);</text:p>
      <text:p text:style-name="P1"><text:tab/> <text:s text:c="3"/>else</text:p>
      <text:p text:style-name="P1"><text:tab/> <text:s text:c="7"/>printf("The Number %d is not divisible by 5\n",a);</text:p>
      <text:p text:style-name="P1"><text:tab/>}</text:p>
      <text:p text:style-name="P1">3.<text:tab/>#include&lt;stdio.h&gt;</text:p>
      <text:p text:style-name="P1"><text:tab/>int main()</text:p>
      <text:p text:style-name="P1"><text:tab/>{</text:p>
      <text:p text:style-name="P1"><text:tab/> <text:s text:c="3"/>int a;</text:p>
      <text:p text:style-name="P1"><text:tab/> <text:s text:c="3"/>printf("Enter any Number :-");</text:p>
      <text:p text:style-name="P1"><text:tab/> <text:s text:c="3"/>scanf("%d",&amp;a);</text:p>
      <text:p text:style-name="P1"><text:tab/> <text:s text:c="3"/>if(a%2==0)</text:p>
      <text:p text:style-name="P1"><text:tab/> <text:s text:c="7"/>printf("The Number %d is Even\n",a);</text:p>
      <text:p text:style-name="P1"><text:tab/> <text:s text:c="3"/>else </text:p>
      <text:p text:style-name="P1"><text:tab/> <text:s text:c="7"/>printf("The Number %d is Odd\n",a);</text:p>
      <text:p text:style-name="P1"><text:tab/>}</text:p>
      <text:p text:style-name="P1"/>
      <text:p text:style-name="P1"><text:soft-page-break/></text:p>
      <text:p text:style-name="P1"/>
      <text:p text:style-name="P1"/>
      <text:p text:style-name="P1">4.<text:tab/>#include&lt;stdio.h&gt;</text:p>
      <text:p text:style-name="P1"><text:tab/>int main()</text:p>
      <text:p text:style-name="P1"><text:tab/>{</text:p>
      <text:p text:style-name="P1"><text:tab/> <text:s text:c="3"/>int a;</text:p>
      <text:p text:style-name="P1"><text:tab/> <text:s text:c="3"/>printf("Enter any Number :- ");</text:p>
      <text:p text:style-name="P1"><text:tab/> <text:s text:c="3"/>scanf("%d",&amp;a);</text:p>
      <text:p text:style-name="P1"><text:tab/> <text:s text:c="3"/>if((a&amp;1)==0)</text:p>
      <text:p text:style-name="P1"><text:tab/> <text:s text:c="7"/>printf("The Number %d is Even\n",a);</text:p>
      <text:p text:style-name="P1"><text:tab/> <text:s text:c="3"/>else</text:p>
      <text:p text:style-name="P1"><text:tab/> <text:s text:c="7"/>printf("The Number %d is Odd\n",a);</text:p>
      <text:p text:style-name="P1"><text:tab/>}</text:p>
      <text:p text:style-name="P1"/>
      <text:p text:style-name="P1"/>
      <text:p text:style-name="P1"/>
      <text:p text:style-name="P1"/>
      <text:p text:style-name="P2">5.<text:tab/>#include&lt;stdio.h&gt;</text:p>
      <text:p text:style-name="P2"><text:tab/>int main()</text:p>
      <text:p text:style-name="P2"><text:tab/>{</text:p>
      <text:p text:style-name="P2"><text:tab/> <text:s text:c="3"/>int a;</text:p>
      <text:p text:style-name="P2"><text:tab/> <text:s text:c="3"/>printf("Enter any Number :-");</text:p>
      <text:p text:style-name="P2"><text:tab/> <text:s text:c="3"/>scanf("%d",&amp;a);</text:p>
      <text:p text:style-name="P2"><text:tab/> <text:s text:c="3"/>if(a&gt;99 &amp; a&lt;1000)</text:p>
      <text:p text:style-name="P2"><text:tab/> <text:s text:c="7"/>printf("The Number %d is Three Digit Number\<text:tab/><text:tab/><text:tab/><text:tab/><text:tab/>n",a);</text:p>
      <text:p text:style-name="P2"><text:tab/> <text:s text:c="3"/>else</text:p>
      <text:p text:style-name="P2"><text:tab/> <text:s text:c="7"/>printf("The Number %d is not a Three Digit <text:tab/><text:tab/><text:tab/><text:tab/><text:tab/>Number\n",a);</text:p>
      <text:p text:style-name="P2"><text:tab/>}</text:p>
      <text:p text:style-name="P2"><text:soft-page-break/>6.<text:tab/>#include&lt;stdio.h&gt;</text:p>
      <text:p text:style-name="P2"><text:tab/>int main()</text:p>
      <text:p text:style-name="P2"><text:tab/>{</text:p>
      <text:p text:style-name="P2"><text:tab/> <text:s text:c="3"/>int a,b;</text:p>
      <text:p text:style-name="P2"><text:tab/> <text:s text:c="3"/>printf("Enter Two Numbers :-");</text:p>
      <text:p text:style-name="P2"><text:tab/> <text:s text:c="3"/>scanf("%d %d",&amp;a,&amp;b);</text:p>
      <text:p text:style-name="P2"><text:tab/> <text:s text:c="3"/>if(a==b)</text:p>
      <text:p text:style-name="P2"><text:tab/> <text:s text:c="7"/>printf("Both Numbers %d are Same\n",a);</text:p>
      <text:p text:style-name="P2"><text:tab/> <text:s text:c="3"/>else</text:p>
      <text:p text:style-name="P2"><text:tab/> <text:s text:c="3"/>{</text:p>
      <text:p text:style-name="P2"><text:tab/> <text:s text:c="7"/>if(a&lt;b)</text:p>
      <text:p text:style-name="P2"><text:tab/> <text:s text:c="11"/>printf("The Number %d is Greater\n",b);</text:p>
      <text:p text:style-name="P2"><text:tab/> <text:s text:c="7"/>else</text:p>
      <text:p text:style-name="P2"><text:tab/> <text:s text:c="11"/>printf("The Number %d is Greater\n",a);</text:p>
      <text:p text:style-name="P2"><text:tab/> <text:s text:c="3"/>}</text:p>
      <text:p text:style-name="P2"><text:tab/>}</text:p>
      <text:p text:style-name="P5">7.<text:tab/>#include&lt;stdio.h&gt;</text:p>
      <text:p text:style-name="P5"><text:tab/>int main()</text:p>
      <text:p text:style-name="P5"><text:tab/>{</text:p>
      <text:p text:style-name="P5"><text:tab/> <text:s text:c="3"/>float cp,sp,pro,loss;</text:p>
      <text:p text:style-name="P5"><text:tab/> <text:s text:c="3"/>printf("Enter The Cost Price and Selling Price :-");</text:p>
      <text:p text:style-name="P5"><text:tab/> <text:s text:c="3"/>scanf("%f %f",&amp;cp,&amp;sp);</text:p>
      <text:p text:style-name="P5"><text:tab/> <text:s text:c="3"/>if(sp&gt;cp)</text:p>
      <text:p text:style-name="P5"><text:tab/> <text:s text:c="3"/>{</text:p>
      <text:p text:style-name="P5"><text:tab/> <text:s text:c="7"/>pro=((sp-cp)/cp)*100;</text:p>
      <text:p text:style-name="P5"><text:tab/> <text:s text:c="7"/>printf("The Profit Percentage is %.2f%%\n",pro);</text:p>
      <text:p text:style-name="P5"><text:tab/> <text:s text:c="3"/>}</text:p>
      <text:p text:style-name="P5"><text:tab/> <text:s text:c="3"/>else</text:p>
      <text:p text:style-name="P5"><text:tab/> <text:s text:c="3"/>{</text:p>
      <text:p text:style-name="P5"><text:tab/> <text:s text:c="7"/>loss=((cp-sp)/cp)*100;</text:p>
      <text:p text:style-name="P5"><text:tab/> <text:s text:c="7"/>printf("The Loss Percentage is %.2f%%\n",loss);</text:p>
      <text:p text:style-name="P5"><text:tab/> <text:s text:c="3"/>}</text:p>
      <text:p text:style-name="P5"><text:tab/>}</text:p>
      <text:p text:style-name="P3"><text:soft-page-break/>8.<text:tab/>#include&lt;stdio.h&gt;</text:p>
      <text:p text:style-name="P3"><text:tab/>int main()</text:p>
      <text:p text:style-name="P3"><text:tab/>{</text:p>
      <text:p text:style-name="P3"><text:tab/> <text:s text:c="3"/>int e,h,m,s,sst;</text:p>
      <text:p text:style-name="P3"><text:tab/> <text:s text:c="3"/>printf("Enter Your Eng Hindi Maths Science &amp; SST <text:tab/><text:tab/><text:tab/>Marks :-");</text:p>
      <text:p text:style-name="P3"><text:tab/> <text:s text:c="3"/>scanf("%d %d %d %d %d",&amp;e,&amp;h,&amp;m,&amp;s,&amp;sst);</text:p>
      <text:p text:style-name="P3"><text:tab/> <text:s text:c="3"/>if((e&lt;33)|(h&lt;33)|(m&lt;33)|(s&lt;33)|(sst&lt;33))</text:p>
      <text:p text:style-name="P3"><text:tab/> <text:s text:c="7"/>printf("\"You are Failed\"\n");</text:p>
      <text:p text:style-name="P3"><text:tab/> <text:s text:c="3"/>else <text:s text:c="2"/></text:p>
      <text:p text:style-name="P3"><text:tab/> <text:s text:c="7"/>printf("\"You are Passed\"\n");</text:p>
      <text:p text:style-name="P3"><text:tab/>}</text:p>
      <text:p text:style-name="P3"/>
      <text:p text:style-name="P3"/>
      <text:p text:style-name="P4">9.<text:tab/>#include&lt;stdio.h&gt;</text:p>
      <text:p text:style-name="P4"><text:tab/>int main()</text:p>
      <text:p text:style-name="P4"><text:tab/>{</text:p>
      <text:p text:style-name="P4"><text:tab/> <text:s text:c="3"/>char a;</text:p>
      <text:p text:style-name="P4"><text:tab/> <text:s text:c="3"/>printf("Enter A Character :-");</text:p>
      <text:p text:style-name="P4"><text:tab/> <text:s text:c="3"/>scanf("%c",&amp;a);</text:p>
      <text:p text:style-name="P4"><text:tab/> <text:s text:c="3"/>if((a&gt;='A') &amp;&amp; (a&lt;='Z'))</text:p>
      <text:p text:style-name="P4"><text:tab/> <text:s text:c="7"/>printf("The Character %c is in UpperCase\n",a);</text:p>
      <text:p text:style-name="P4"><text:tab/> <text:s text:c="3"/>else</text:p>
      <text:p text:style-name="P4"><text:tab/> <text:s text:c="7"/>printf("The Character %c is in LowerCase\n",a);</text:p>
      <text:p text:style-name="P4"><text:tab/>}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10.<text:tab/>#include&lt;stdio.h&gt;</text:p>
      <text:p text:style-name="P6"><text:tab/>int main()</text:p>
      <text:p text:style-name="P6"><text:tab/>{</text:p>
      <text:p text:style-name="P6"><text:tab/> <text:s text:c="3"/>int rate=5,amount,age,time;</text:p>
      <text:p text:style-name="P6"><text:tab/> <text:s text:c="3"/>float si;</text:p>
      <text:p text:style-name="P6"><text:tab/> <text:s text:c="3"/>printf("Enter Your Age and the Amount :-");</text:p>
      <text:p text:style-name="P6"><text:tab/> <text:s text:c="3"/>scanf("%d %d",&amp;age,&amp;amount);</text:p>
      <text:p text:style-name="P6"><text:tab/> <text:s text:c="3"/>if(((age&lt;18)|(age&gt;55))|((amount&lt;1000)|(amount&gt;100000)))</text:p>
      <text:p text:style-name="P6"><text:tab/> <text:s text:c="7"/>printf("\"You are Ineligible for the policy.\"\n");</text:p>
      <text:p text:style-name="P6"><text:tab/> <text:s text:c="3"/>else</text:p>
      <text:p text:style-name="P6"><text:tab/> <text:s text:c="7"/>{</text:p>
      <text:p text:style-name="P6"><text:tab/> <text:s text:c="11"/>if((age&gt;=18)&amp;&amp;(age&lt;25))</text:p>
      <text:p text:style-name="P6"><text:tab/> <text:s text:c="11"/>{</text:p>
      <text:p text:style-name="P6"><text:tab/> <text:s text:c="15"/>time=30;</text:p>
      <text:p text:style-name="P6"><text:tab/> <text:s text:c="15"/>si=(amount*rate*time)/100;</text:p>
      <text:p text:style-name="P6"><text:tab/> <text:s text:c="15"/>printf("The Maturity you will get will be Rs.%.2f\n",si);</text:p>
      <text:p text:style-name="P6"><text:tab/> <text:s text:c="11"/>}</text:p>
      <text:p text:style-name="P6"><text:tab/></text:p>
      <text:p text:style-name="P6"><text:tab/> <text:s text:c="11"/>else if((age&gt;=25)&amp;&amp;(age&lt;40))</text:p>
      <text:p text:style-name="P6"><text:tab/> <text:s text:c="11"/>{</text:p>
      <text:p text:style-name="P6"><text:tab/> <text:s text:c="15"/>time=20;</text:p>
      <text:p text:style-name="P6"><text:tab/> <text:s text:c="15"/>si=(amount*rate*time)/100;</text:p>
      <text:p text:style-name="P6"><text:tab/> <text:s text:c="15"/>printf("The Maturity you will get is Rs.%.2f\n",si);</text:p>
      <text:p text:style-name="P6"><text:tab/> <text:s text:c="11"/>}</text:p>
      <text:p text:style-name="P6"><text:tab/> <text:s text:c="11"/>else</text:p>
      <text:p text:style-name="P6"><text:tab/> <text:s text:c="11"/>{</text:p>
      <text:p text:style-name="P6"><text:tab/> <text:s text:c="15"/>time=10;</text:p>
      <text:p text:style-name="P6"><text:tab/> <text:s text:c="15"/>si=(amount*rate*time)/100;</text:p>
      <text:p text:style-name="P6"><text:tab/> <text:s text:c="15"/>printf("The Maturity you will get is Rs.%.2f\n",si);</text:p>
      <text:p text:style-name="P6"><text:tab/> <text:s text:c="11"/>}</text:p>
      <text:p text:style-name="P6"><text:tab/> <text:s text:c="7"/>}</text:p>
      <text:p text:style-name="P6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4:40:56.815141446</meta:creation-date>
    <dc:date>2022-06-25T16:26:11.897158142</dc:date>
    <meta:editing-duration>PT34M12S</meta:editing-duration>
    <meta:editing-cycles>1</meta:editing-cycles>
    <meta:document-statistic meta:table-count="0" meta:image-count="0" meta:object-count="0" meta:page-count="5" meta:paragraph-count="139" meta:word-count="332" meta:character-count="3246" meta:non-whitespace-character-count="2231"/>
    <meta:generator>LibreOffice/6.4.7.2$Linux_X86_64 LibreOffice_project/40$Build-2</meta:generator>
  </office:meta>
</office:document-meta>
</file>